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e6ba" officeooo:paragraph-rsid="0017c378"/>
    </style:style>
    <style:style style:name="P2" style:family="paragraph" style:parent-style-name="Standard">
      <style:paragraph-properties fo:text-align="start" style:justify-single-word="false"/>
      <style:text-properties officeooo:rsid="0016e6ba" officeooo:paragraph-rsid="0018b619"/>
    </style:style>
    <style:style style:name="P3" style:family="paragraph" style:parent-style-name="Standard">
      <style:paragraph-properties fo:text-align="start" style:justify-single-word="false"/>
      <style:text-properties officeooo:rsid="0016e6ba" officeooo:paragraph-rsid="0019d453"/>
    </style:style>
    <style:style style:name="P4" style:family="paragraph" style:parent-style-name="Standard">
      <style:paragraph-properties fo:text-align="center" style:justify-single-word="false"/>
      <style:text-properties officeooo:rsid="0017c378" officeooo:paragraph-rsid="0017c378"/>
    </style:style>
    <style:style style:name="P5" style:family="paragraph" style:parent-style-name="Standard">
      <style:paragraph-properties fo:text-align="start" style:justify-single-word="false"/>
      <style:text-properties officeooo:rsid="0017c378" officeooo:paragraph-rsid="0017c378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7c378" officeooo:paragraph-rsid="0017c37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7c378" officeooo:paragraph-rsid="0017c37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7c378" officeooo:paragraph-rsid="0017c37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7c378" officeooo:paragraph-rsid="0018b619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17c378" officeooo:paragraph-rsid="0017c378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7c378" officeooo:paragraph-rsid="0018b61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18b619" officeooo:paragraph-rsid="0018b61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8bdb3" officeooo:paragraph-rsid="0018bdb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17c378" officeooo:paragraph-rsid="0017c37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17c378" officeooo:paragraph-rsid="0018b619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break-before="page"/>
      <style:text-properties officeooo:rsid="0016e6ba" officeooo:paragraph-rsid="0016e6ba"/>
    </style:style>
    <style:style style:name="P17" style:family="paragraph" style:parent-style-name="Standard">
      <style:paragraph-properties fo:break-before="page"/>
      <style:text-properties officeooo:rsid="0016e6ba" officeooo:paragraph-rsid="0019d453"/>
    </style:style>
    <style:style style:name="T1" style:family="text">
      <style:text-properties officeooo:rsid="0017c37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b619" style:font-style-asian="italic" style:font-style-complex="italic"/>
    </style:style>
    <style:style style:name="T4" style:family="text">
      <style:text-properties officeooo:rsid="0018b619"/>
    </style:style>
    <style:style style:name="T5" style:family="text">
      <style:text-properties officeooo:rsid="0018bd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ES DE RECHERCHES</text:p>
      <text:p text:style-name="P1"><text:span text:style-name="T1">Titre : </text:span><text:span text:style-name="T2">Initialisation des recherches</text:span></text:p>
      <text:p text:style-name="P1"><text:span text:style-name="T1">Date : </text:span><text:span text:style-name="T2">2019-02-27 </text:span></text:p>
      <text:p text:style-name="P4">Auteur : <text:span text:style-name="T2">Antoine ROBERT</text:span></text:p>
      <text:p text:style-name="P5"><text:span text:style-name="T2"/></text:p>
      <text:p text:style-name="P7"><text:span text:style-name="T2">Qu’est ce que l’IPS ?</text:span></text:p>
      <text:p text:style-name="P10">IPS = Indoor Positionning System</text:p>
      <text:p text:style-name="P10"/>
      <text:p text:style-name="P8"><text:span text:style-name="T2">Pourquoi l’IPS ?</text:span></text:p>
      <text:p text:style-name="P10">GPS pas possible en interieure (prb de passage des ondes, 3 dimensions)→ neccesité de dev. Méthodes de localisations en intèrieure.</text:p>
      <text:p text:style-name="P10"/>
      <text:p text:style-name="P9"><text:span text:style-name="T3">L</text:span><text:span text:style-name="T2">’IPS </text:span><text:span text:style-name="T3"> actuellement </text:span><text:span text:style-name="T2">?</text:span></text:p>
      <text:p text:style-name="P12">Il existe aujourd’hui différents systèmes d’indoor positionning servant par exemple à se localiser dans un magasin ou un batiment par l’intermédiaire de son smartphone  :</text:p>
      <text:p text:style-name="P12"/>
      <text:p text:style-name="P12">- Infsoft</text:p>
      <text:p text:style-name="P12">- Senion</text:p>
      <text:p text:style-name="P12">- <text:span text:style-name="T5">AirFinder</text:span></text:p>
      <text:p text:style-name="P12"/>
      <text:p text:style-name="P13">D’autres systèmes eux se géolocalise eux même en utilisant une reproduction 2D/3D de leur environnement de déplacement : </text:p>
      <text:p text:style-name="P13"/>
      <text:p text:style-name="P13">- Xiaomi MI Vacuum Cleaner 2</text:p>
      <text:p text:style-name="P10"/>
      <text:p text:style-name="P8"><text:span text:style-name="T2">Mise en place de l’IPS ?</text:span></text:p>
      <text:p text:style-name="P10">Il existe diff. méthodes d’IPS. Elles se divisent en 2 grandes familles : </text:p>
      <text:p text:style-name="P10"/>
      <text:p text:style-name="P10">- Technologies basées sur les ondes radiofréquence.</text:p>
      <text:p text:style-name="P10">- Technologies basées sur l’imagerie.</text:p>
      <text:p text:style-name="P10"/>
      <text:p text:style-name="P14">Technologies basées sur les ondes radiofréquence <text:s/>pour l’IPS ?</text:p>
      <text:p text:style-name="P10">Il existe un grand nombre de tech. d’IPS basées sur les ondes radiofréquence avec des portés, consommation et précision différentes : </text:p>
      <text:p text:style-name="P10"/>
      <text:p text:style-name="P10">- WIFI</text:p>
      <text:p text:style-name="P10">- BLE</text:p>
      <text:p text:style-name="P10">- UWB</text:p>
      <text:p text:style-name="P10">- Ultra Son</text:p>
      <text:p text:style-name="P10"/>
      <text:p text:style-name="P14">Technologies basées sur l’imagerie <text:s/>pour l’IPS ?</text:p>
      <text:p text:style-name="P10">Il existe un plus petit nombre de tech. d’IPS basées sur l’imagerie :</text:p>
      <text:p text:style-name="P10"/>
      <text:p text:style-name="P10">- Le domaine infrarouge du spectre <text:span text:style-name="T4">de la lumière</text:span></text:p>
      <text:p text:style-name="P11">- Le domaine <text:span text:style-name="T4">visible</text:span> du spectre <text:span text:style-name="T4">de la lumière</text:span></text:p>
      <text:p text:style-name="P10"/>
      <text:p text:style-name="P15"><text:span text:style-name="T4">Différentes méthodes </text:span>pour l’IPS ?</text:p>
      <text:p text:style-name="P12">Il existes deux grandes méthodes d’IPS basés sur les technologies listées ci-dessus :</text:p>
      <text:p text:style-name="P12"/>
      <text:p text:style-name="P12">- Méthodes range-based : basées sur une mesure de temps </text:p>
      <text:p text:style-name="P12">- Méthodes range-free: pas basées sur une mesure de temps</text:p>
      <text:p text:style-name="P2"/>
      <text:p text:style-name="P17">2019-03-12 -&gt; WIFI</text:p>
      <text:p text:style-name="P17">2019-03-14 -&gt; BLE/UWB/US</text:p>
      <text:p text:style-name="P17">2019-03-19 -&gt; IR/Visible</text:p>
      <text:p text:style-name="P17">2019-03-20 -&gt; Méthodes &amp; algos</text:p>
      <text:p text:style-name="P17">2019-03-21 -&gt; Recherches spécifique WIFI et algo </text:p>
      <text:p text:style-name="P3">2019-03-29 -&gt; UWB avec DW1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3:56:29.522638634</meta:creation-date>
    <dc:date>2019-04-11T14:33:47.764191270</dc:date>
    <meta:editing-duration>PT4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" meta:paragraph-count="39" meta:word-count="278" meta:character-count="1689" meta:non-whitespace-character-count="1440"/>
  </office:meta>
</office:document-meta>
</file>